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4" style:family="table-cell" style:parent-style-name="Excel_32_Built-in_32_Input" style:data-style-name="N36">
      <style:table-cell-properties fo:border="thin solid #7F7F7F" style:vertical-align="automatic" fo:background-color="#FFCC99" style:cell-protect="protected"/>
      <style:text-properties fo:color="#3F3F76" style:font-name="Calibri" style:font-name-asian="Calibri" style:font-name-complex="Calibri"/>
    </style:style>
    <style:style style:name="ce5" style:family="table-cell" style:parent-style-name="Excel_32_Built-in_32_Explanatory_32_Text" style:data-style-name="N36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ce6" style:family="table-cell" style:parent-style-name="Excel_32_Built-in_32_40_37__32_-_32_Accent2" style:data-style-name="N36">
      <style:table-cell-properties style:vertical-align="automatic" fo:background-color="#F8CBAD" style:cell-protect="protected" style:repeat-content="false"/>
      <style:paragraph-properties fo:text-align="center"/>
      <style:text-properties fo:color="#000000"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Excel_32_Built-in_32_Normal" style:data-style-name="N4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8" style:family="table-cell" style:parent-style-name="Excel_32_Built-in_32_Comma" style:data-style-name="N41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9" style:family="table-cell" style:parent-style-name="Excel_32_Built-in_32_40_37__32_-_32_Accent2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" style:family="table-cell" style:parent-style-name="Excel_32_Built-in_32_40_37__32_-_32_Accent2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11" style:family="table-cell" style:parent-style-name="Excel_32_Built-in_32_Accent2" style:data-style-name="N36">
      <style:table-cell-properties style:vertical-align="automatic" fo:background-color="#ED7D31" style:cell-protect="protected" style:repeat-content="false"/>
      <style:paragraph-properties fo:text-align="center"/>
      <style:text-properties fo:color="#FFFFFF"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12" style:family="table-cell" style:parent-style-name="Excel_32_Built-in_32_40_37__32_-_32_Accent2" style:data-style-name="N36">
      <style:table-cell-properties style:vertical-align="automatic" fo:background-color="#F8CBAD" style:cell-protect="protected" style:repeat-content="false"/>
      <style:paragraph-properties fo:text-align="center"/>
      <style:text-properties fo:color="#000000"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Excel_32_Built-in_32_Explanatory_32_Text" style:data-style-name="N36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ce14" style:family="table-cell" style:parent-style-name="Akzent1" style:data-style-name="N36">
      <style:table-cell-properties fo:background-color="#4472C4"/>
      <style:text-properties fo:color="#FFFFFF" style:font-name="Calibri" style:font-name-asian="Calibri" style:font-name-complex="Calibri"/>
    </style:style>
    <style:style style:name="ce15" style:family="table-cell" style:parent-style-name="Akzent1" style:data-style-name="N36">
      <style:table-cell-properties style:vertical-align="top" fo:wrap-option="wrap" fo:background-color="#4472C4" style:repeat-content="false"/>
      <style:paragraph-properties fo:text-align="start" fo:margin-left="0cm"/>
      <style:text-properties fo:color="#FFFFFF" style:font-name="Calibri" style:font-name-asian="Calibri" style:font-name-complex="Calibri"/>
    </style:style>
    <style:style style:name="ce16" style:family="table-cell" style:parent-style-name="Akzent1" style:data-style-name="N0">
      <style:table-cell-properties fo:background-color="#4472C4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8" style:family="table-cell" style:parent-style-name="Akzent1" style:data-style-name="N36">
      <style:table-cell-properties fo:background-color="#4472C4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T1" style:family="text" style:parent-style-name="Default">
      <style:text-properties fo:color="#7F7F7F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7F7F7F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6.72041666666667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10.345208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8.2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1" table:number-columns-repeated="1006" table:default-cell-style-name="ce2"/>
        <table:table-column table:style-name="co1" table:number-columns-repeated="3" table:default-cell-style-name="ce1"/>
        <table:table-column table:style-name="co6" table:number-columns-repeated="15360" table:default-cell-style-name="ce1"/>
        <table:table-column table:style-name="co6" table:number-columns-repeated="9" table:default-cell-style-name="ce2"/>
        <table:table-row table:style-name="ro1">
          <table:table-cell table:number-columns-repeated="2"/>
          <table:table-cell table:style-name="ce17"/>
          <table:table-cell table:number-columns-repeated="2" table:style-name="ce2"/>
          <table:table-cell table:style-name="ce3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8">
            <text:p>DELTA Y</text:p>
          </table:table-cell>
          <table:table-cell table:number-columns-repeated="2" table:style-name="ce14"/>
          <table:table-cell table:style-name="ce15"/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2"/>
          <table:table-cell table:style-name="ce3"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11">
            <text:p>Setup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Ball screw pitch</text:p>
          </table:table-cell>
          <table:table-cell office:value-type="float" office:value="10" table:style-name="ce4">
            <text:p>10</text:p>
          </table:table-cell>
          <table:table-cell office:value-type="string" table:style-name="ce2">
            <text:p>mm/rev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Target v_max (G0)</text:p>
          </table:table-cell>
          <table:table-cell office:value-type="float" office:value="10000" table:style-name="ce4">
            <text:p>10000</text:p>
          </table:table-cell>
          <table:table-cell office:value-type="string" table:style-name="ce2">
            <text:p>mm/min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Encoder resolution</text:p>
          </table:table-cell>
          <table:table-cell office:value-type="float" office:value="1280000" table:style-name="ce4">
            <text:p>1280000</text:p>
          </table:table-cell>
          <table:table-cell office:value-type="string" table:style-name="ce2">
            <text:p>ppr</text:p>
          </table:table-cell>
          <table:table-cell office:value-type="string" table:style-name="ce5">
            <text:p>(JMC 2^17; for Delta: 17-bit: 160000; 20-bit: 1280000)</text:p>
          </table:table-cell>
          <table:table-cell table:number-columns-repeated="16378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11">
            <text:p>Calculated values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Distance resolution (Encoder)</text:p>
          </table:table-cell>
          <table:table-cell office:value-type="float" office:value="7.8125E-3" table:formula="of:=[.D5]*1000/[.D7]" table:style-name="ce2">
            <text:p>0,0078125</text:p>
          </table:table-cell>
          <table:table-cell office:value-type="string" table:style-name="ce2">
            <text:p>µm/ pulse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12">
            <text:p>Egear</text:p>
          </table:table-cell>
          <table:covered-table-cell table:number-columns-repeated="3"/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N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office:value-type="string" table:number-columns-spanned="1" table:number-rows-spanned="5" table:style-name="ce13">
            <text:p>Recommendation: Determine<text:s/><text:span text:style-name="T2">Egear Factor</text:span><text:s/>so that step scale is as high as possible while not violating timings; easiest way: Calculate inverse value of Distance resolution (gets resolution based on µm) and adjust by orders of mangitude (make finer --&gt; i.e. 0.1µm resolution)Recommendation: Determine<text:s/><text:span text:style-name="T2">Egear Factor</text:span><text:s/>so that step scale is as high as possible while not violating timings; easiest way: Calculate inverse value of Distance resolution (gets resolution based on µm) and adjust by orders of mangitude (make finer --&gt; i.e. 0.1µm resolution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M</text:p>
          </table:table-cell>
          <table:table-cell office:value-type="float" office:value="10" table:style-name="ce2">
            <text:p>10</text:p>
          </table:table-cell>
          <table:table-cell table:style-name="ce2"/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P1-46</text:p>
          </table:table-cell>
          <table:table-cell office:value-type="string" table:style-name="ce2">
            <text:p>Value has no impact for PT mode</text:p>
          </table:table-cell>
          <table:table-cell table:style-name="ce2"/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Egear Factor</text:p>
          </table:table-cell>
          <table:table-cell office:value-type="float" office:value="12.8" table:formula="of:=[.D13]/[.D14]" table:style-name="ce2">
            <text:p>12,8</text:p>
          </table:table-cell>
          <table:table-cell table:style-name="ce2"/>
          <table:covered-table-cell/>
          <table:table-cell table:number-columns-repeated="16378"/>
        </table:table-row>
        <table:table-row table:style-name="ro3">
          <table:table-cell table:number-columns-repeated="2"/>
          <table:table-cell office:value-type="string" table:style-name="ce2">
            <text:p>Geared distance resolution</text:p>
          </table:table-cell>
          <table:table-cell office:value-type="float" office:value="0.1" table:formula="of:=[.D11]*[.D16]" table:style-name="ce2">
            <text:p>0,1</text:p>
          </table:table-cell>
          <table:table-cell office:value-type="string" table:style-name="ce2">
            <text:p>µm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12">
            <text:p>LinuxCNC INI</text:p>
          </table:table-cell>
          <table:covered-table-cell table:number-columns-repeated="3"/>
          <table:table-cell table:number-columns-repeated="16378"/>
        </table:table-row>
        <table:table-row table:number-rows-repeated="2" table:style-name="ro1">
          <table:table-cell table:number-columns-repeated="2"/>
          <table:table-cell table:number-columns-repeated="4" table:style-name="ce6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Step_scale</text:p>
          </table:table-cell>
          <table:table-cell office:value-type="float" office:value="10000" table:formula="of:=1000/([.D11]*[.D16])" table:style-name="ce2">
            <text:p>10000</text:p>
          </table:table-cell>
          <table:table-cell office:value-type="string" table:style-name="ce2">
            <text:p>pulses per unit (mm)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LinuxCNC axial resolution (theoretic)</text:p>
          </table:table-cell>
          <table:table-cell office:value-type="float" office:value="1E-4" table:formula="of:=1/[.D21]" table:style-name="ce7">
            <text:p>0,000100</text:p>
          </table:table-cell>
          <table:table-cell office:value-type="string" table:style-name="ce2">
            <text:p>mm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Theoretic frequency at G0</text:p>
          </table:table-cell>
          <table:table-cell office:value-type="float" office:value="1666666.6666666667" table:formula="of:=[.D6]*[.D21]/60" table:style-name="ce8">
            <text:p>1.666.666,67<text:s/></text:p>
          </table:table-cell>
          <table:table-cell office:value-type="string" table:style-name="ce2">
            <text:p>Hz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2"/>
          <table:table-cell office:value-type="float" office:value="1666.6666666666667" table:formula="of:=[.D23]/1000" table:style-name="ce8">
            <text:p>1.666,67<text:s/></text:p>
          </table:table-cell>
          <table:table-cell office:value-type="string" table:style-name="ce2">
            <text:p>kHz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Theoretic pulse length</text:p>
          </table:table-cell>
          <table:table-cell office:value-type="float" office:value="600" table:formula="of:=1/[.D23]*10^9" table:style-name="ce8">
            <text:p>600,00<text:s/></text:p>
          </table:table-cell>
          <table:table-cell office:value-type="string" table:style-name="ce2">
            <text:p>ns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12">
            <text:p>LinuxCNC INI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INI VALUES</text:p>
          </table:table-cell>
          <table:table-cell table:number-columns-repeated="2" table:style-name="ce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STEP_SCAL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ns</text:p>
          </table:table-cell>
          <table:table-cell office:value-type="string" table:number-columns-spanned="1" table:number-rows-spanned="2" table:style-name="ce13">
            <text:p>Note settings for P1-00 --&gt; high speed mode, positive logic, fastest filter level); 150ns appear to be the limit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STEP_SPAC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ns</text:p>
          </table:table-cell>
          <table:covered-table-cell/>
          <table:table-cell table:number-columns-repeated="16378"/>
        </table:table-row>
        <table:table-row table:style-name="ro4">
          <table:table-cell table:number-columns-repeated="2"/>
          <table:table-cell office:value-type="string" table:style-name="ce2">
            <text:p>Signal duration</text:p>
          </table:table-cell>
          <table:table-cell office:value-type="float" office:value="0.66666666666666663" table:formula="of:=[.D6]/60*[.D21]*([.D28]+[.D29])/(10^9)" table:style-name="ce2">
            <text:p>0,666666667</text:p>
          </table:table-cell>
          <table:table-cell office:value-type="string" table:style-name="ce2">
            <text:p>s</text:p>
          </table:table-cell>
          <table:table-cell office:value-type="string" table:style-name="ce5">
            <text:p>Note: Signal duration is the time required to send all signals back to back for pulses at G0 velocity:<text:s/><text:span text:style-name="T3">MUST be &lt;1.0s</text:span>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2"/>
          <table:table-cell table:style-name="ce5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6">
            <text:p>DELTA X</text:p>
          </table:table-cell>
          <table:table-cell table:number-columns-repeated="3" table:style-name="ce16"/>
          <table:table-cell table:number-columns-repeated="16378" table:style-name="ce1"/>
        </table:table-row>
        <table:table-row table:style-name="ro1">
          <table:table-cell table:number-columns-repeated="2"/>
          <table:table-cell table:number-columns-repeated="3" table:style-name="ce2"/>
          <table:table-cell table:style-name="ce3"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11">
            <text:p>Setup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Ball screw pitch</text:p>
          </table:table-cell>
          <table:table-cell office:value-type="float" office:value="10" table:style-name="ce4">
            <text:p>10</text:p>
          </table:table-cell>
          <table:table-cell office:value-type="string" table:style-name="ce2">
            <text:p>mm/rev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9">
            <text:p>i_Motor</text:p>
          </table:table-cell>
          <table:table-cell office:value-type="float" office:value="44" table:style-name="ce4">
            <text:p>44</text:p>
          </table:table-cell>
          <table:table-cell table:style-name="ce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9">
            <text:p>i_load</text:p>
          </table:table-cell>
          <table:table-cell office:value-type="float" office:value="56" table:style-name="ce4">
            <text:p>56</text:p>
          </table:table-cell>
          <table:table-cell table:style-name="ce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Target v_max (G0)</text:p>
          </table:table-cell>
          <table:table-cell office:value-type="float" office:value="10000" table:style-name="ce4">
            <text:p>10000</text:p>
          </table:table-cell>
          <table:table-cell office:value-type="string" table:style-name="ce2">
            <text:p>mm/min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Encoder resolution</text:p>
          </table:table-cell>
          <table:table-cell office:value-type="float" office:value="1280000" table:style-name="ce4">
            <text:p>1280000</text:p>
          </table:table-cell>
          <table:table-cell office:value-type="string" table:style-name="ce2">
            <text:p>ppr</text:p>
          </table:table-cell>
          <table:table-cell office:value-type="string" table:style-name="ce5">
            <text:p>(JMC 2^17; for Delta: 17-bit: 160000; 20-bit: 1280000)</text:p>
          </table:table-cell>
          <table:table-cell table:number-columns-repeated="16378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11">
            <text:p>Calculated values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Distance resolution (Encoder)</text:p>
          </table:table-cell>
          <table:table-cell office:value-type="float" office:value="7.8125E-3" table:formula="of:=[.D35]*1000/[.D39]" table:style-name="ce2">
            <text:p>0,0078125</text:p>
          </table:table-cell>
          <table:table-cell office:value-type="string" table:style-name="ce2">
            <text:p>µm/ pulse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Distance resolution with reduction</text:p>
          </table:table-cell>
          <table:table-cell office:value-type="float" office:value="6.138392857142857E-3" table:formula="of:=[.D35]*([.D36]/[.D37])*1000/[.D39]" table:style-name="ce2">
            <text:p>0,006138393</text:p>
          </table:table-cell>
          <table:table-cell office:value-type="string" table:style-name="ce2">
            <text:p>µm/ pulse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12">
            <text:p>Egear</text:p>
          </table:table-cell>
          <table:covered-table-cell table:number-columns-repeated="3"/>
          <table:table-cell table:number-columns-repeated="16378"/>
        </table:table-row>
        <table:table-row table:number-rows-repeated="2" table:style-name="ro1">
          <table:table-cell table:number-columns-repeated="2"/>
          <table:table-cell table:number-columns-repeated="2" table:style-name="ce1"/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N_reg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office:value-type="string" table:number-columns-spanned="1" table:number-rows-spanned="8" table:style-name="ce13">
            <text:p>Recommendation: Determine<text:s/><text:span text:style-name="T2">Egear Factor</text:span><text:s/>so that step scale is as high as possible while not violating timings; easiest way: Calculate inverse value of Distance resolution (gets resolution based on µm) and adjust by orders of mangitude (make finer --&gt; i.e. 0.1µm resolution)Recommendation: Determine<text:s/><text:span text:style-name="T2">Egear Factor</text:span><text:s/>so that step scale is as high as possible while not violating timings; easiest way: Calculate inverse value of Distance resolution (gets resolution based on µm) and adjust by orders of mangitude (make finer --&gt; i.e. 0.1µm resolution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M_reg</text:p>
          </table:table-cell>
          <table:table-cell office:value-type="float" office:value="10" table:style-name="ce2">
            <text:p>10</text:p>
          </table:table-cell>
          <table:table-cell table:style-name="ce2"/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N_red</text:p>
          </table:table-cell>
          <table:table-cell office:value-type="float" office:value="896" table:style-name="ce2">
            <text:p>896</text:p>
          </table:table-cell>
          <table:table-cell office:value-type="float" office:value="112" table:formula="of:=[.D50]/8" table:style-name="ce2">
            <text:p>112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M_red</text:p>
          </table:table-cell>
          <table:table-cell office:value-type="float" office:value="55" table:style-name="ce2">
            <text:p>55</text:p>
          </table:table-cell>
          <table:table-cell office:value-type="float" office:value="6.875" table:formula="of:=[.D51]/8" table:style-name="ce2">
            <text:p>6,875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P1-46</text:p>
          </table:table-cell>
          <table:table-cell office:value-type="string" table:style-name="ce2">
            <text:p>Value has no impact for PT mode</text:p>
          </table:table-cell>
          <table:table-cell table:style-name="ce2"/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Egear Factor</text:p>
          </table:table-cell>
          <table:table-cell office:value-type="float" office:value="12.8" table:formula="of:=[.D48]/[.D49]" table:style-name="ce2">
            <text:p>12,8</text:p>
          </table:table-cell>
          <table:table-cell table:style-name="ce2"/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Egear factor red</text:p>
          </table:table-cell>
          <table:table-cell office:value-type="float" office:value="16.290909090909089" table:formula="of:=[.D50]/[.D51]" table:style-name="ce2">
            <text:p>16,29090909</text:p>
          </table:table-cell>
          <table:table-cell table:style-name="ce2"/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Geared distance resolution</text:p>
          </table:table-cell>
          <table:table-cell office:value-type="float" office:value="0.1" table:formula="of:=[.D43]*[.D53]" table:style-name="ce2">
            <text:p>0,1</text:p>
          </table:table-cell>
          <table:table-cell office:value-type="string" table:style-name="ce2">
            <text:p>µm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12">
            <text:p>LinuxCNC INI</text:p>
          </table:table-cell>
          <table:covered-table-cell table:number-columns-repeated="3"/>
          <table:table-cell table:number-columns-repeated="16378"/>
        </table:table-row>
        <table:table-row table:number-rows-repeated="2" table:style-name="ro1">
          <table:table-cell table:number-columns-repeated="2"/>
          <table:table-cell table:number-columns-repeated="4" table:style-name="ce6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Step_scale Egearfactor no reduction</text:p>
          </table:table-cell>
          <table:table-cell office:value-type="float" office:value="10000" table:formula="of:=1000/([.D43]*[.D53])" table:style-name="ce2">
            <text:p>10000</text:p>
          </table:table-cell>
          <table:table-cell office:value-type="string" table:style-name="ce2">
            <text:p>pulses per unit (mm)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Step_scale with reduction</text:p>
          </table:table-cell>
          <table:table-cell office:value-type="float" office:value="10000" table:formula="of:=1000/([.D44]*[.D54])" table:style-name="ce2">
            <text:p>10000</text:p>
          </table:table-cell>
          <table:table-cell table:style-name="ce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LinuxCNC axial resolution (theoretic)</text:p>
          </table:table-cell>
          <table:table-cell office:value-type="float" office:value="1E-4" table:formula="of:=1/[.D59]" table:style-name="ce7">
            <text:p>0,000100</text:p>
          </table:table-cell>
          <table:table-cell office:value-type="string" table:style-name="ce2">
            <text:p>mm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Theoretic frequency at G0</text:p>
          </table:table-cell>
          <table:table-cell office:value-type="float" office:value="1666666.6666666667" table:formula="of:=[.D38]*[.D59]/60" table:style-name="ce8">
            <text:p>1.666.666,67<text:s/></text:p>
          </table:table-cell>
          <table:table-cell office:value-type="string" table:style-name="ce2">
            <text:p>Hz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2"/>
          <table:table-cell office:value-type="float" office:value="1666.6666666666667" table:formula="of:=[.D62]/1000" table:style-name="ce8">
            <text:p>1.666,67<text:s/></text:p>
          </table:table-cell>
          <table:table-cell office:value-type="string" table:style-name="ce2">
            <text:p>kHz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Theoretic pulse length</text:p>
          </table:table-cell>
          <table:table-cell office:value-type="float" office:value="600" table:formula="of:=1/[.D62]*10^9" table:style-name="ce8">
            <text:p>600,00<text:s/></text:p>
          </table:table-cell>
          <table:table-cell office:value-type="string" table:style-name="ce2">
            <text:p>ns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12">
            <text:p>LinuxCNC INI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INI VALUES</text:p>
          </table:table-cell>
          <table:table-cell table:number-columns-repeated="2" table:style-name="ce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STEP_SCAL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ns</text:p>
          </table:table-cell>
          <table:table-cell office:value-type="string" table:number-columns-spanned="1" table:number-rows-spanned="2" table:style-name="ce13">
            <text:p>Note settings for P1-00 --&gt; high speed mode, positive logic, fastest filter level); 150ns appear to be the limit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STEP_SPAC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ns</text:p>
          </table:table-cell>
          <table:covered-table-cell/>
          <table:table-cell table:number-columns-repeated="16378"/>
        </table:table-row>
        <table:table-row table:style-name="ro4">
          <table:table-cell table:number-columns-repeated="2"/>
          <table:table-cell office:value-type="string" table:style-name="ce2">
            <text:p>Signal duration</text:p>
          </table:table-cell>
          <table:table-cell office:value-type="float" office:value="0.66666666666666663" table:formula="of:=[.D38]/60*[.D59]*([.D67]+[.D68])/(10^9)" table:style-name="ce2">
            <text:p>0,666666667</text:p>
          </table:table-cell>
          <table:table-cell office:value-type="string" table:style-name="ce2">
            <text:p>s</text:p>
          </table:table-cell>
          <table:table-cell office:value-type="string" table:style-name="ce5">
            <text:p>Note: Signal duration is the time required to send all signals back to back for pulses at G0 velocity:<text:s/><text:span text:style-name="T3">MUST be &lt;1.0s</text:span></text:p>
          </table:table-cell>
          <table:table-cell table:number-columns-repeated="16378"/>
        </table:table-row>
        <table:table-row table:number-rows-repeated="4" table:style-name="ro1">
          <table:table-cell table:number-columns-repeated="2"/>
          <table:table-cell table:number-columns-repeated="3" table:style-name="ce2"/>
          <table:table-cell table:style-name="ce3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6">
            <text:p>DELTA Z</text:p>
          </table:table-cell>
          <table:table-cell table:number-columns-repeated="3" table:style-name="ce16"/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2"/>
          <table:table-cell table:style-name="ce3"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11">
            <text:p>Setup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Ball screw pitch</text:p>
          </table:table-cell>
          <table:table-cell office:value-type="float" office:value="5" table:style-name="ce4">
            <text:p>5</text:p>
          </table:table-cell>
          <table:table-cell office:value-type="string" table:style-name="ce2">
            <text:p>mm/rev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9">
            <text:p>i_Motor</text:p>
          </table:table-cell>
          <table:table-cell office:value-type="float" office:value="40" table:style-name="ce4">
            <text:p>40</text:p>
          </table:table-cell>
          <table:table-cell table:style-name="ce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9">
            <text:p>i_load</text:p>
          </table:table-cell>
          <table:table-cell office:value-type="float" office:value="52" table:style-name="ce4">
            <text:p>52</text:p>
          </table:table-cell>
          <table:table-cell table:style-name="ce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Target v_max (G0)</text:p>
          </table:table-cell>
          <table:table-cell office:value-type="float" office:value="10000" table:style-name="ce4">
            <text:p>10000</text:p>
          </table:table-cell>
          <table:table-cell office:value-type="string" table:style-name="ce2">
            <text:p>mm/min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Encoder resolution</text:p>
          </table:table-cell>
          <table:table-cell office:value-type="float" office:value="1280000" table:style-name="ce4">
            <text:p>1280000</text:p>
          </table:table-cell>
          <table:table-cell office:value-type="string" table:style-name="ce2">
            <text:p>ppr</text:p>
          </table:table-cell>
          <table:table-cell office:value-type="string" table:style-name="ce5">
            <text:p>(JMC 2^17; for Delta: 17-bit: 160000; 20-bit: 1280000)</text:p>
          </table:table-cell>
          <table:table-cell table:number-columns-repeated="16378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11">
            <text:p>Calculated values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Distance resolution (Encoder)</text:p>
          </table:table-cell>
          <table:table-cell office:value-type="float" office:value="3.90625E-3" table:formula="of:=[.D77]*1000/[.D81]" table:style-name="ce2">
            <text:p>0,00390625</text:p>
          </table:table-cell>
          <table:table-cell office:value-type="string" table:style-name="ce2">
            <text:p>µm/ pulse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Distance resolution with reduction</text:p>
          </table:table-cell>
          <table:table-cell office:value-type="float" office:value="3.0048076923076925E-3" table:formula="of:=[.D77]*([.D78]/[.D79])*1000/[.D81]" table:style-name="ce2">
            <text:p>0,003004808</text:p>
          </table:table-cell>
          <table:table-cell office:value-type="string" table:style-name="ce2">
            <text:p>µm/ pulse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12">
            <text:p>Egear</text:p>
          </table:table-cell>
          <table:covered-table-cell table:number-columns-repeated="3"/>
          <table:table-cell table:number-columns-repeated="16378"/>
        </table:table-row>
        <table:table-row table:number-rows-repeated="2" table:style-name="ro1">
          <table:table-cell table:number-columns-repeated="2"/>
          <table:table-cell table:number-columns-repeated="2" table:style-name="ce1"/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N_reg</text:p>
          </table:table-cell>
          <table:table-cell office:value-type="float" office:value="128" table:style-name="ce2">
            <text:p>128</text:p>
          </table:table-cell>
          <table:table-cell table:style-name="ce2"/>
          <table:table-cell office:value-type="string" table:number-columns-spanned="1" table:number-rows-spanned="8" table:style-name="ce13">
            <text:p>Recommendation: Determine<text:s/><text:span text:style-name="T2">Egear Factor</text:span><text:s/>so that step scale is as high as possible while not violating timings; easiest way: Calculate inverse value of Distance resolution (gets resolution based on µm) and adjust by orders of mangitude (make finer --&gt; i.e. 0.1µm resolution)Recommendation: Determine<text:s/><text:span text:style-name="T2">Egear Factor</text:span><text:s/>so that step scale is as high as possible while not violating timings; easiest way: Calculate inverse value of Distance resolution (gets resolution based on µm) and adjust by orders of mangitude (make finer --&gt; i.e. 0.1µm resolution)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M_reg</text:p>
          </table:table-cell>
          <table:table-cell office:value-type="float" office:value="5" table:style-name="ce2">
            <text:p>5</text:p>
          </table:table-cell>
          <table:table-cell table:style-name="ce2"/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N_red</text:p>
          </table:table-cell>
          <table:table-cell office:value-type="float" office:value="832" table:style-name="ce2">
            <text:p>832</text:p>
          </table:table-cell>
          <table:table-cell office:value-type="float" office:value="104" table:formula="of:=[.D92]/8" table:style-name="ce2">
            <text:p>104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M_red</text:p>
          </table:table-cell>
          <table:table-cell office:value-type="float" office:value="25" table:style-name="ce2">
            <text:p>25</text:p>
          </table:table-cell>
          <table:table-cell office:value-type="float" office:value="3.125" table:formula="of:=[.D93]/8" table:style-name="ce2">
            <text:p>3,125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P1-46</text:p>
          </table:table-cell>
          <table:table-cell office:value-type="string" table:style-name="ce2">
            <text:p>Value has no impact for PT mode</text:p>
          </table:table-cell>
          <table:table-cell table:style-name="ce2"/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Egear Factor</text:p>
          </table:table-cell>
          <table:table-cell office:value-type="float" office:value="25.6" table:formula="of:=[.D90]/[.D91]" table:style-name="ce2">
            <text:p>25,6</text:p>
          </table:table-cell>
          <table:table-cell table:style-name="ce2"/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Egear factor red</text:p>
          </table:table-cell>
          <table:table-cell office:value-type="float" office:value="33.28" table:formula="of:=[.D92]/[.D93]" table:style-name="ce2">
            <text:p>33,28</text:p>
          </table:table-cell>
          <table:table-cell office:value-type="float" office:value="33.28" table:formula="of:=[.E92]/[.E93]" table:style-name="ce2">
            <text:p>33,28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Geared distance resolution</text:p>
          </table:table-cell>
          <table:table-cell office:value-type="float" office:value="0.1" table:formula="of:=[.D85]*[.D95]" table:style-name="ce2">
            <text:p>0,1</text:p>
          </table:table-cell>
          <table:table-cell office:value-type="string" table:style-name="ce2">
            <text:p>µm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12">
            <text:p>LinuxCNC INI</text:p>
          </table:table-cell>
          <table:covered-table-cell table:number-columns-repeated="3"/>
          <table:table-cell table:number-columns-repeated="16378"/>
        </table:table-row>
        <table:table-row table:number-rows-repeated="2" table:style-name="ro1">
          <table:table-cell table:number-columns-repeated="2"/>
          <table:table-cell table:number-columns-repeated="4" table:style-name="ce6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Step_scale Egearfactor no reduction</text:p>
          </table:table-cell>
          <table:table-cell office:value-type="float" office:value="10000" table:formula="of:=1000/([.D85]*[.D95])" table:style-name="ce2">
            <text:p>10000</text:p>
          </table:table-cell>
          <table:table-cell office:value-type="string" table:style-name="ce2">
            <text:p>pulses per unit (mm)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Step_scale with reduction</text:p>
          </table:table-cell>
          <table:table-cell office:value-type="float" office:value="10000" table:formula="of:=1000/([.D86]*[.D96])" table:style-name="ce2">
            <text:p>10000</text:p>
          </table:table-cell>
          <table:table-cell table:style-name="ce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LinuxCNC axial resolution (theoretic)</text:p>
          </table:table-cell>
          <table:table-cell office:value-type="float" office:value="1E-4" table:formula="of:=1/[.D101]" table:style-name="ce7">
            <text:p>0,000100</text:p>
          </table:table-cell>
          <table:table-cell office:value-type="string" table:style-name="ce2">
            <text:p>mm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Theoretic frequency at G0</text:p>
          </table:table-cell>
          <table:table-cell office:value-type="float" office:value="1666666.6666666667" table:formula="of:=[.D80]*[.D101]/60" table:style-name="ce8">
            <text:p>1.666.666,67<text:s/></text:p>
          </table:table-cell>
          <table:table-cell office:value-type="string" table:style-name="ce2">
            <text:p>Hz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2"/>
          <table:table-cell office:value-type="float" office:value="1666.6666666666667" table:formula="of:=[.D104]/1000" table:style-name="ce8">
            <text:p>1.666,67<text:s/></text:p>
          </table:table-cell>
          <table:table-cell office:value-type="string" table:style-name="ce2">
            <text:p>kHz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Theoretic pulse length</text:p>
          </table:table-cell>
          <table:table-cell office:value-type="float" office:value="600" table:formula="of:=1/[.D104]*10^9" table:style-name="ce8">
            <text:p>600,00<text:s/></text:p>
          </table:table-cell>
          <table:table-cell office:value-type="string" table:style-name="ce2">
            <text:p>ns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12">
            <text:p>LinuxCNC INI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INI VALUES</text:p>
          </table:table-cell>
          <table:table-cell table:number-columns-repeated="2" table:style-name="ce2"/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STEP_SCAL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ns</text:p>
          </table:table-cell>
          <table:table-cell office:value-type="string" table:number-columns-spanned="1" table:number-rows-spanned="2" table:style-name="ce13">
            <text:p>Note settings for P1-00 --&gt; high speed mode, positive logic, fastest filter level); 150ns appear to be the limit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STEP_SPAC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ns</text:p>
          </table:table-cell>
          <table:covered-table-cell/>
          <table:table-cell table:number-columns-repeated="16378"/>
        </table:table-row>
        <table:table-row table:style-name="ro4">
          <table:table-cell table:number-columns-repeated="2"/>
          <table:table-cell office:value-type="string" table:style-name="ce2">
            <text:p>Signal duration</text:p>
          </table:table-cell>
          <table:table-cell office:value-type="float" office:value="0.66666666666666663" table:formula="of:=[.D80]/60*[.D101]*([.D109]+[.D110])/(10^9)" table:style-name="ce2">
            <text:p>0,666666667</text:p>
          </table:table-cell>
          <table:table-cell office:value-type="string" table:style-name="ce2">
            <text:p>s</text:p>
          </table:table-cell>
          <table:table-cell office:value-type="string" table:style-name="ce5">
            <text:p>Note: Signal duration is the time required to send all signals back to back for pulses at G0 velocity:<text:s/><text:span text:style-name="T3">MUST be &lt;1.0s</text:span>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Signal duration red</text:p>
          </table:table-cell>
          <table:table-cell office:value-type="float" office:value="0.66666666666666663" table:formula="of:=[.D80]/60*[.D102]*([.D109]+[.D110])/(10^9)" table:style-name="ce2">
            <text:p>0,666666667</text:p>
          </table:table-cell>
          <table:table-cell table:style-name="ce2"/>
          <table:table-cell table:style-name="ce3"/>
          <table:table-cell table:number-columns-repeated="16378"/>
        </table:table-row>
        <table:table-row table:number-rows-repeated="2" table:style-name="ro1">
          <table:table-cell table:number-columns-repeated="3"/>
          <table:table-cell table:number-columns-repeated="1009" table:style-name="ce2"/>
          <table:table-cell table:number-columns-repeated="15372"/>
        </table:table-row>
        <table:table-row table:style-name="ro1">
          <table:table-cell table:number-columns-repeated="3"/>
          <table:table-cell office:value-type="float" office:value="1.2727272727272727" table:formula="of:=56/44" table:style-name="ce2">
            <text:p>1,272727273</text:p>
          </table:table-cell>
          <table:table-cell table:number-columns-repeated="1008" table:style-name="ce2"/>
          <table:table-cell table:number-columns-repeated="15372"/>
        </table:table-row>
        <table:table-row table:number-rows-repeated="104846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de" number:country="DE">
      <number:number number:min-integer-digits="1"/>
    </number:number-style>
    <number:number-style style:name="N40" number:language="de" number:country="DE">
      <number:number number:decimal-places="6" number:min-decimal-places="6" number:min-integer-digits="1"/>
    </number:number-style>
    <number:number-style style:name="N41P0">
      <number:number number:decimal-places="2" number:min-decimal-places="2" number:min-integer-digits="1" number:grouping="true"/>
      <number:text> </number:text>
    </number:number-style>
    <number:number-style style:name="N41P1">
      <number:text>-</number:text>
      <number:number number:decimal-places="2" number:min-decimal-places="2" number:min-integer-digits="1" number:grouping="true"/>
      <number:text> </number:text>
    </number:number-style>
    <number:number-style style:name="N41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2P0"/>
    </number:currency-style>
    <style:style style:name="Akzent1" style:family="table-cell" style:data-style-name="N0">
      <style:table-cell-properties fo:background-color="#4472C4"/>
      <style:text-properties fo:color="#FFFFFF" style:font-name="Calibri" style:font-name-asian="Calibri" style:font-name-complex="Calibri"/>
    </style:style>
    <style:style style:name="Excel_32_Built-in_32_40_37__32_-_32_Accent2" style:display-name="Excel Built-in 40% - Accent2" style:family="table-cell" style:data-style-name="N36">
      <style:table-cell-properties style:vertical-align="automatic" fo:background-color="#F8CBAD"/>
      <style:text-properties fo:color="#000000" style:font-name="Calibri" style:font-name-asian="Calibri" style:font-name-complex="Calibri"/>
    </style:style>
    <style:style style:name="Excel_32_Built-in_32_Accent2" style:display-name="Excel Built-in Accent2" style:family="table-cell" style:data-style-name="N36">
      <style:table-cell-properties style:vertical-align="automatic" fo:background-color="#ED7D31"/>
      <style:text-properties fo:color="#FFFFFF" style:font-name="Calibri" style:font-name-asian="Calibri" style:font-name-complex="Calibri"/>
    </style:style>
    <style:style style:name="Excel_32_Built-in_32_Comma" style:display-name="Excel Built-in Comma" style:family="table-cell" style:data-style-name="N41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Excel_32_Built-in_32_Explanatory_32_Text" style:display-name="Excel Built-in Explanatory Text" style:family="table-cell" style:data-style-name="N36">
      <style:table-cell-properties style:vertical-align="automatic" fo:background-color="transparent"/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Excel_32_Built-in_32_Input" style:display-name="Excel Built-in Input" style:family="table-cell" style:data-style-name="N36">
      <style:table-cell-properties fo:border="thin solid #7F7F7F" style:vertical-align="automatic" fo:background-color="#FFCC99"/>
      <style:text-properties fo:color="#3F3F76" style:font-name="Calibri" style:font-name-asian="Calibri" style:font-name-complex="Calibri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2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Guido Hüttemann</dc:creator>
    <dc:date>2022-04-03T21:44:37Z</dc:date>
    <meta:editing-cycles>14</meta:editing-cycles>
    <meta:editing-duration>PT0S</meta:editing-duration>
  </office:meta>
</office:document-meta>
</file>